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break-before="auto" fo:line-height="15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T14_3" style:family="text">
      <style:text-properties fo:font-size="14pt" style:font-size-asian="14pt" style:font-size-complex="14pt" fo:font-weight="bold" style:font-weight-asian="bold" style:font-weight-complex="bold"/>
    </style:style>
    <style:style style:name="T14_4" style:family="text">
      <style:text-properties fo:font-size="14pt" style:font-size-asian="14pt" style:font-size-complex="14pt" fo:font-weight="bold" style:font-weight-asian="bold" style:font-weight-complex="bold"/>
    </style:style>
    <style:style style:name="T14_5" style:family="text">
      <style:text-properties fo:font-size="14pt" style:font-size-asian="14pt" style:font-size-complex="14pt" fo:font-weight="bold" style:font-weight-asian="bold" style:font-weight-complex="bold"/>
    </style:style>
    <style:style style:name="T14_6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50%" style:writing-mode="lr-tb"/>
    </style:style>
    <style:style style:name="T15_1" style:family="text">
      <style:text-properties fo:font-size="14pt" style:font-size-asian="14pt" style:font-size-complex="14pt" fo:font-weight="bold" style:font-weight-asian="bold" style:font-weight-complex="bold"/>
    </style:style>
    <style:style style:name="T15_2" style:family="text">
      <style:text-properties fo:font-size="14pt" style:font-size-asian="14pt" style:font-size-complex="14pt" fo:font-weight="bold" style:font-weight-asian="bold" style:font-weight-complex="bold"/>
    </style:style>
    <style:style style:name="T15_3" style:family="text"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4" style:family="paragraph" style:parent-style-name="Standard">
      <style:paragraph-properties fo:break-before="auto" fo:line-height="150%" style:writing-mode="lr-tb"/>
    </style:style>
    <style:style style:name="T24_1" style:family="text">
      <style:text-properties fo:font-size="28pt" style:font-size-asian="28pt" style:font-size-complex="28pt" fo:font-weight="bold" style:font-weight-asian="bold" style:font-weight-complex="bold"/>
    </style:style>
    <style:style style:name="T24_2" style:family="text">
      <style:text-properties fo:font-size="28pt" style:font-size-asian="28pt" style:font-size-complex="28pt" fo:font-weight="bold" style:font-weight-asian="bold" style:font-weight-complex="bold"/>
    </style:style>
    <style:style style:name="T24_3" style:family="text">
      <style:text-properties fo:font-size="28pt" style:font-size-asian="28pt" style:font-size-complex="28pt" fo:font-weight="bold" style:font-weight-asian="bold" style:font-weight-complex="bold"/>
    </style:style>
    <style:style style:name="T24_4" style:family="text">
      <style:text-properties fo:font-size="28pt" style:font-size-asian="28pt" style:font-size-complex="28pt" fo:font-weight="bold" style:font-weight-asian="bold" style:font-weight-complex="bold"/>
    </style:style>
    <style:style style:name="T24_5" style:family="text">
      <style:text-properties fo:font-size="28pt" style:font-size-asian="28pt" style:font-size-complex="28pt" fo:font-weight="bold" style:font-weight-asian="bold" style:font-weight-complex="bold"/>
    </style:style>
    <style:style style:name="Table1" style:family="table">
      <style:table-properties table:align="left" style:width="16.96cm" fo:margin-left="0.19cm"/>
    </style:style>
    <style:style style:name="Column1" style:family="table-column">
      <style:table-column-properties style:column-width="4.895cm"/>
    </style:style>
    <style:style style:name="Column2" style:family="table-column">
      <style:table-column-properties style:column-width="6.218cm"/>
    </style:style>
    <style:style style:name="Column3" style:family="table-column">
      <style:table-column-properties style:column-width="3.572cm"/>
    </style:style>
    <style:style style:name="Column4" style:family="table-column">
      <style:table-column-properties style:column-width="2.275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4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5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6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7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8" style:family="paragraph" style:parent-style-name="Standard">
      <style:paragraph-properties fo:text-align="left" fo:break-before="auto" fo:text-indent="0cm" fo:line-height="15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39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border-top="#000000 0.035cm solid" fo:border-bottom="#000000 0.035cm solid" fo:padding-left="0.19cm" fo:border-left="#000000 0.035cm solid" fo:padding-right="0.19cm" fo:border-right="#000000 0.035cm solid"/>
    </style:style>
    <style:style style:name="P40" style:family="paragraph" style:parent-style-name="Standard">
      <style:paragraph-properties fo:text-align="center" fo:break-before="auto" fo:text-indent="0cm" fo:line-height="15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break-before="auto" fo:line-height="150%" style:writing-mode="lr-tb"/>
    </style:style>
    <style:style style:name="P4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50%" style:writing-mode="lr-tb"/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00%" fo:margin-bottom="0cm" style:writing-mode="lr-tb"/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00%" fo:margin-bottom="0cm" style:writing-mode="lr-tb"/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00%" fo:margin-bottom="0cm" style:writing-mode="lr-tb"/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00%" fo:margin-bottom="0cm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00%" fo:margin-bottom="0cm" style:writing-mode="lr-tb"/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00%" fo:margin-bottom="0cm" style:writing-mode="lr-tb"/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00%" fo:margin-bottom="0cm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00%" fo:margin-bottom="0cm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00%" fo:margin-bottom="0cm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00%" fo:margin-bottom="0cm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00%" fo:margin-bottom="0cm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00%" fo:margin-bottom="0cm" style:writing-mode="lr-tb"/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00%" fo:margin-bottom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67" style:family="paragraph" style:parent-style-name="Standard">
      <style:paragraph-properties fo:break-before="auto" fo:line-height="100%" fo:margin-bottom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68" style:family="paragraph" style:parent-style-name="Standard">
      <style:paragraph-properties fo:break-before="auto" fo:line-height="100%" fo:margin-bottom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69" style:family="paragraph" style:parent-style-name="Standard">
      <style:paragraph-properties fo:break-before="auto" fo:line-height="100%" fo:margin-bottom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70" style:family="paragraph" style:parent-style-name="Standard">
      <style:paragraph-properties fo:break-before="auto" fo:line-height="100%" fo:margin-bottom="0cm" style:writing-mode="lr-tb"/>
    </style:style>
    <style:style style:name="T70_1" style:family="text">
      <style:text-properties fo:font-size="14pt" style:font-size-asian="14pt" style:font-size-complex="14pt" fo:font-weight="bold" style:font-weight-asian="bold" style:font-weight-complex="bold"/>
    </style:style>
    <style:style style:name="P71" style:family="paragraph" style:parent-style-name="Standard">
      <style:paragraph-properties fo:break-before="auto" fo:line-height="100%" fo:margin-bottom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72" style:family="paragraph" style:parent-style-name="Standard">
      <style:paragraph-properties fo:break-before="auto" fo:text-indent="0cm" fo:line-height="107%" fo:margin-left="0.635cm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T72_5" style:family="text"/>
    <style:style style:name="T72_6" style:family="text">
      <style:text-properties fo:color="#1155cc" style:text-underline-style="solid" style:text-underline-color="font-color"/>
    </style:style>
    <style:style style:name="T72_7" style:family="text"/>
    <style:style style:name="T72_8" style:family="text">
      <style:text-properties fo:color="#1155cc" style:text-underline-style="solid" style:text-underline-color="font-color"/>
    </style:style>
    <style:style style:name="T72_9" style:family="text"/>
    <style:style style:name="T72_10" style:family="text">
      <style:text-properties fo:color="#1155cc" style:text-underline-style="solid" style:text-underline-color="font-color"/>
    </style:style>
    <style:style style:name="T72_11" style:family="text"/>
    <style:style style:name="T72_12" style:family="text">
      <style:text-properties fo:color="#1155cc" style:text-underline-style="solid" style:text-underline-color="font-color"/>
    </style:style>
    <style:style style:name="T72_13" style:family="text"/>
    <style:style style:name="T72_14" style:family="text">
      <style:text-properties fo:color="#1155cc" style:text-underline-style="solid" style:text-underline-color="font-color"/>
    </style:style>
    <style:style style:name="T72_15" style:family="text"/>
    <style:style style:name="T72_16" style:family="text">
      <style:text-properties fo:color="#1155cc" style:text-underline-style="solid" style:text-underline-color="font-color"/>
    </style:style>
    <style:style style:name="T72_17" style:family="text"/>
    <style:style style:name="T72_18" style:family="text">
      <style:text-properties fo:color="#1155cc" style:text-underline-style="solid" style:text-underline-color="font-color"/>
    </style:style>
    <style:style style:name="T72_19" style:family="text"/>
    <style:style style:name="T72_20" style:family="text">
      <style:text-properties fo:color="#1155cc" style:text-underline-style="solid" style:text-underline-color="font-color"/>
    </style:style>
    <style:style style:name="P73" style:family="paragraph" style:parent-style-name="Standard">
      <style:paragraph-properties fo:break-before="auto" fo:text-indent="0cm" fo:line-height="107%" fo:margin-left="1.27cm" style:writing-mode="lr-tb"/>
    </style:style>
    <style:style style:name="T73_1" style:family="text"/>
    <style:style style:name="T73_2" style:family="text">
      <style:text-properties fo:color="#1155cc" style:text-underline-style="solid" style:text-underline-color="font-color"/>
    </style:style>
    <style:style style:name="T73_3" style:family="text"/>
    <style:style style:name="T73_4" style:family="text">
      <style:text-properties fo:color="#1155cc" style:text-underline-style="solid" style:text-underline-color="font-color"/>
    </style:style>
    <style:style style:name="T73_5" style:family="text"/>
    <style:style style:name="T73_6" style:family="text">
      <style:text-properties fo:color="#1155cc" style:text-underline-style="solid" style:text-underline-color="font-color"/>
    </style:style>
    <style:style style:name="T73_7" style:family="text"/>
    <style:style style:name="T73_8" style:family="text">
      <style:text-properties fo:color="#1155cc" style:text-underline-style="solid" style:text-underline-color="font-color"/>
    </style:style>
    <style:style style:name="T73_9" style:family="text"/>
    <style:style style:name="T73_10" style:family="text">
      <style:text-properties fo:color="#1155cc" style:text-underline-style="solid" style:text-underline-color="font-color"/>
    </style:style>
    <style:style style:name="T73_11" style:family="text"/>
    <style:style style:name="T73_12" style:family="text">
      <style:text-properties fo:color="#1155cc" style:text-underline-style="solid" style:text-underline-color="font-color"/>
    </style:style>
    <style:style style:name="T73_13" style:family="text"/>
    <style:style style:name="T73_14" style:family="text">
      <style:text-properties fo:color="#1155cc" style:text-underline-style="solid" style:text-underline-color="font-color"/>
    </style:style>
    <style:style style:name="T73_15" style:family="text"/>
    <style:style style:name="T73_16" style:family="text">
      <style:text-properties fo:color="#1155cc" style:text-underline-style="solid" style:text-underline-color="font-color"/>
    </style:style>
    <style:style style:name="T73_17" style:family="text"/>
    <style:style style:name="T73_18" style:family="text">
      <style:text-properties fo:color="#1155cc" style:text-underline-style="solid" style:text-underline-color="font-color"/>
    </style:style>
    <style:style style:name="T73_19" style:family="text"/>
    <style:style style:name="T73_20" style:family="text">
      <style:text-properties fo:color="#1155cc" style:text-underline-style="solid" style:text-underline-color="font-color"/>
    </style:style>
    <style:style style:name="T73_21" style:family="text"/>
    <style:style style:name="T73_22" style:family="text">
      <style:text-properties fo:color="#1155cc" style:text-underline-style="solid" style:text-underline-color="font-color"/>
    </style:style>
    <style:style style:name="T73_23" style:family="text"/>
    <style:style style:name="T73_24" style:family="text">
      <style:text-properties fo:color="#1155cc" style:text-underline-style="solid" style:text-underline-color="font-color"/>
    </style:style>
    <style:style style:name="P74" style:family="paragraph" style:parent-style-name="Standard">
      <style:paragraph-properties fo:break-before="auto" fo:line-height="107%" style:writing-mode="lr-tb"/>
      <style:text-properties fo:font-size="14pt" style:font-size-asian="14pt" style:font-size-complex="14pt" fo:font-weight="bold" style:font-weight-asian="bold" style:font-weight-complex="bold"/>
    </style:style>
    <style:style style:name="P75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76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77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78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79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8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81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82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83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84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85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86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87" style:family="paragraph" style:parent-style-name="Heading_20_1">
      <style:paragraph-properties fo:break-before="auto" fo:line-height="150%" style:writing-mode="lr-tb"/>
    </style:style>
    <style:style style:name="P88" style:family="paragraph" style:parent-style-name="Heading_20_1">
      <style:paragraph-properties fo:break-before="auto" fo:line-height="150%" style:writing-mode="lr-tb"/>
    </style:style>
    <style:style style:name="P89" style:family="paragraph" style:parent-style-name="Heading_20_1">
      <style:paragraph-properties fo:break-before="auto" fo:line-height="150%" style:writing-mode="lr-tb"/>
    </style:style>
    <style:style style:name="P90" style:family="paragraph" style:parent-style-name="Heading_20_1">
      <style:paragraph-properties fo:break-before="auto" fo:line-height="150%" style:writing-mode="lr-tb"/>
    </style:style>
    <style:style style:name="P91" style:family="paragraph" style:parent-style-name="Heading_20_1">
      <style:paragraph-properties fo:break-before="auto" fo:line-height="150%" style:writing-mode="lr-tb"/>
    </style:style>
    <style:style style:name="P92" style:family="paragraph" style:parent-style-name="Heading_20_1">
      <style:paragraph-properties fo:break-before="auto" fo:line-height="150%" style:writing-mode="lr-tb"/>
    </style:style>
    <style:style style:name="P93" style:family="paragraph" style:parent-style-name="Heading_20_1">
      <style:paragraph-properties fo:break-before="auto" fo:line-height="150%" style:writing-mode="lr-tb"/>
    </style:style>
    <style:style style:name="P94" style:family="paragraph" style:parent-style-name="Heading_20_1">
      <style:paragraph-properties fo:break-before="auto" fo:line-height="150%" style:writing-mode="lr-tb"/>
    </style:style>
    <style:style style:name="P95" style:family="paragraph" style:parent-style-name="Heading_20_1">
      <style:paragraph-properties fo:break-before="auto" fo:line-height="107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able2" style:family="table">
      <style:table-properties table:align="left" style:width="17.013cm" fo:margin-left="0.097cm"/>
    </style:style>
    <style:style style:name="Column5" style:family="table-column">
      <style:table-column-properties style:column-width="5.106cm"/>
    </style:style>
    <style:style style:name="Column6" style:family="table-column">
      <style:table-column-properties style:column-width="11.906cm"/>
    </style:style>
    <style:style style:name="Row5" style:family="table-row"/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justify" fo:break-before="auto" fo:text-indent="0cm" fo:line-height="107%" fo:margin-top="0cm" fo:margin-bottom="0.282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justify" fo:break-before="auto" fo:text-indent="0cm" fo:line-height="107%" fo:margin-top="0cm" fo:margin-bottom="0.282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justify" fo:break-before="auto" fo:text-indent="0cm" fo:line-height="107%" fo:margin-top="0cm" fo:margin-bottom="0.282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justify" fo:break-before="auto" fo:text-indent="0cm" fo:line-height="107%" fo:margin-top="0cm" fo:margin-bottom="0.282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justify" fo:break-before="auto" fo:text-indent="0cm" fo:line-height="107%" fo:margin-top="0cm" fo:margin-bottom="0.282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Heading_20_2">
      <style:paragraph-properties fo:break-before="auto" fo:line-height="107%" style:writing-mode="lr-tb"/>
    </style:style>
    <style:style style:name="P105" style:family="paragraph" style:parent-style-name="Heading_20_2">
      <style:paragraph-properties fo:break-before="auto" fo:line-height="107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able3" style:family="table">
      <style:table-properties table:align="left" style:width="16.986cm" fo:margin-left="0.176cm"/>
    </style:style>
    <style:style style:name="Column7" style:family="table-column">
      <style:table-column-properties style:column-width="5.159cm"/>
    </style:style>
    <style:style style:name="Column8" style:family="table-column">
      <style:table-column-properties style:column-width="6.324cm"/>
    </style:style>
    <style:style style:name="Column9" style:family="table-column">
      <style:table-column-properties style:column-width="5.503cm"/>
    </style:style>
    <style:style style:name="Row9" style:family="table-row"/>
    <style:style style:name="Cell25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.282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7" style:family="table-cell">
      <style:table-cell-properties fo:background-color="#d9d9d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.282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9" style:family="paragraph" style:parent-style-name="Heading_20_2">
      <style:paragraph-properties fo:break-before="auto" fo:line-height="107%" style:writing-mode="lr-tb"/>
    </style:style>
    <style:style style:name="Table4" style:family="table">
      <style:table-properties table:align="left" style:width="17.023cm" fo:margin-left="0.097cm"/>
    </style:style>
    <style:style style:name="Column10" style:family="table-column">
      <style:table-column-properties style:column-width="5.159cm"/>
    </style:style>
    <style:style style:name="Column11" style:family="table-column">
      <style:table-column-properties style:column-width="6.297cm"/>
    </style:style>
    <style:style style:name="Column12" style:family="table-column">
      <style:table-column-properties style:column-width="2.792cm"/>
    </style:style>
    <style:style style:name="Column13" style:family="table-column">
      <style:table-column-properties style:column-width="2.775cm"/>
    </style:style>
    <style:style style:name="Row10" style:family="table-row"/>
    <style:style style:name="Cell28" style:family="table-cell">
      <style:table-cell-properties fo:background-color="#d9d9d9"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fo:background-color="#d9d9d9" style:vertical-align="middle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fo:background-color="#d9d9d9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1" style:family="table-cell">
      <style:table-cell-properties fo:background-color="#d9d9d9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1" style:family="table-row"/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5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7" style:family="paragraph" style:parent-style-name="Standard">
      <style:paragraph-properties fo:text-align="center" fo:break-before="auto" fo:text-indent="0cm" fo:line-height="107%" fo:margin-top="0cm" fo:margin-bottom="0.282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justify" fo:break-before="auto" fo:line-height="150%" fo:margin-bottom="0.37cm" style:writing-mode="lr-tb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4_1">SGB</text:span><text:span text:style-name="T14_2">_</text:span><text:span text:style-name="T14_3">REBASE</text:span><text:span text:style-name="T14_4">_</text:span><text:span text:style-name="T14_5">RelatorioDeEstabelecimentoDeBaseline</text:span><text:span text:style-name="T14_6">0.7</text:span></text:p>
      <text:p text:style-name="P15"><text:span text:style-name="T15_1">Versão</text:span><text:span text:style-name="T15_2"><text:s/></text:span><text:span text:style-name="T15_3">1.0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4_1">Histórico</text:span><text:span text:style-name="T24_2"><text:s/></text:span><text:span text:style-name="T24_3">de</text:span><text:span text:style-name="T24_4"><text:s/></text:span><text:span text:style-name="T24_5">Revis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5"><text:span text:style-name="T25_1">Nome</text:span></text:p>
          </table:table-cell>
          <table:table-cell table:style-name="Cell2">
            <text:p text:style-name="P26"><text:span text:style-name="T26_1">Alterações</text:span></text:p>
          </table:table-cell>
          <table:table-cell table:style-name="Cell3">
            <text:p text:style-name="P27"><text:span text:style-name="T27_1">Data</text:span></text:p>
          </table:table-cell>
          <table:table-cell table:style-name="Cell4">
            <text:p text:style-name="P28"><text:span text:style-name="T28_1">Versão</text:span></text:p>
          </table:table-cell>
        </table:table-row>
        <table:table-row table:style-name="Row2">
          <table:table-cell table:style-name="Cell5">
            <text:p text:style-name="P29"><text:span text:style-name="T29_1">Bruno</text:span><text:span text:style-name="T29_2"><text:s/></text:span><text:span text:style-name="T29_3">Pereira</text:span><text:span text:style-name="T29_4"><text:s/></text:span><text:span text:style-name="T29_5">Maia</text:span></text:p>
          </table:table-cell>
          <table:table-cell table:style-name="Cell6">
            <text:p text:style-name="P30"><text:span text:style-name="T30_1">Criação</text:span><text:span text:style-name="T30_2"><text:s/></text:span><text:span text:style-name="T30_3">do</text:span><text:span text:style-name="T30_4"><text:s/></text:span><text:span text:style-name="T30_5">documento</text:span></text:p>
          </table:table-cell>
          <table:table-cell table:style-name="Cell7">
            <text:p text:style-name="P31"><text:span text:style-name="T31_1">31/01/2013</text:span></text:p>
          </table:table-cell>
          <table:table-cell table:style-name="Cell8">
            <text:p text:style-name="P32"><text:span text:style-name="T32_1">0.1</text:span></text:p>
          </table:table-cell>
        </table:table-row>
        <table:table-row table:style-name="Row3">
          <table:table-cell table:style-name="Cell9">
            <text:p text:style-name="P33"><text:span text:style-name="T33_1">Bruno</text:span><text:span text:style-name="T33_2"><text:s/></text:span><text:span text:style-name="T33_3">Pereira</text:span><text:span text:style-name="T33_4"><text:s/></text:span><text:span text:style-name="T33_5">Maia</text:span></text:p>
          </table:table-cell>
          <table:table-cell table:style-name="Cell10">
            <text:p text:style-name="P34"><text:span text:style-name="T34_1">Elaboração</text:span><text:span text:style-name="T34_2"><text:s/></text:span><text:span text:style-name="T34_3">do</text:span><text:span text:style-name="T34_4"><text:s/></text:span><text:span text:style-name="T34_5">relatório</text:span></text:p>
          </table:table-cell>
          <table:table-cell table:style-name="Cell11">
            <text:p text:style-name="P35"><text:span text:style-name="T35_1">05/02/2013</text:span></text:p>
          </table:table-cell>
          <table:table-cell table:style-name="Cell12">
            <text:p text:style-name="P36"><text:span text:style-name="T36_1">0.2</text:span></text:p>
          </table:table-cell>
        </table:table-row>
        <table:table-row table:style-name="Row4">
          <table:table-cell table:style-name="Cell13">
            <text:p text:style-name="P37"><text:span text:style-name="T37_1">Bruno</text:span><text:span text:style-name="T37_2"><text:s/></text:span><text:span text:style-name="T37_3">Pereira</text:span><text:span text:style-name="T37_4"><text:s/></text:span><text:span text:style-name="T37_5">Maia</text:span></text:p>
          </table:table-cell>
          <table:table-cell table:style-name="Cell14">
            <text:p text:style-name="P38"><text:span text:style-name="T38_1">Revisão</text:span><text:span text:style-name="T38_2"><text:s/></text:span><text:span text:style-name="T38_3">e</text:span><text:span text:style-name="T38_4"><text:s/></text:span><text:span text:style-name="T38_5">conclusão</text:span></text:p>
          </table:table-cell>
          <table:table-cell table:style-name="Cell15">
            <text:p text:style-name="P39"><text:span text:style-name="T39_1">08/02/2013</text:span></text:p>
          </table:table-cell>
          <table:table-cell table:style-name="Cell16">
            <text:p text:style-name="P40"><text:span text:style-name="T40_1">1.0</text:span></text:p>
          </table:table-cell>
        </table:table-row>
      </table:table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><text:span text:style-name="T70_1">Sumário</text:span></text:p>
      <text:p text:style-name="P71"/>
      <text:p text:style-name="P72"><text:span text:style-name="T72_1"><text:a xlink:type="simple" xlink:href="#h.5yxyz3e4qsu2"><text:span text:style-name="T72_2">1<text:s/></text:span></text:a></text:span><text:span text:style-name="T72_3"><text:a xlink:type="simple" xlink:href="#h.5yxyz3e4qsu2"><text:span text:style-name="T72_4">Relatório</text:span></text:a></text:span><text:span text:style-name="T72_5"><text:a xlink:type="simple" xlink:href="#h.5yxyz3e4qsu2"><text:span text:style-name="T72_6"><text:s/></text:span></text:a></text:span><text:span text:style-name="T72_7"><text:a xlink:type="simple" xlink:href="#h.5yxyz3e4qsu2"><text:span text:style-name="T72_8">de</text:span></text:a></text:span><text:span text:style-name="T72_9"><text:a xlink:type="simple" xlink:href="#h.5yxyz3e4qsu2"><text:span text:style-name="T72_10"><text:s/></text:span></text:a></text:span><text:span text:style-name="T72_11"><text:a xlink:type="simple" xlink:href="#h.5yxyz3e4qsu2"><text:span text:style-name="T72_12">Estabelecimento</text:span></text:a></text:span><text:span text:style-name="T72_13"><text:a xlink:type="simple" xlink:href="#h.5yxyz3e4qsu2"><text:span text:style-name="T72_14"><text:s/></text:span></text:a></text:span><text:span text:style-name="T72_15"><text:a xlink:type="simple" xlink:href="#h.5yxyz3e4qsu2"><text:span text:style-name="T72_16">de</text:span></text:a></text:span><text:span text:style-name="T72_17"><text:a xlink:type="simple" xlink:href="#h.5yxyz3e4qsu2"><text:span text:style-name="T72_18"><text:s/></text:span></text:a></text:span><text:span text:style-name="T72_19"><text:a xlink:type="simple" xlink:href="#h.5yxyz3e4qsu2"><text:span text:style-name="T72_20">Baseline</text:span></text:a></text:span></text:p>
      <text:p text:style-name="P73"><text:span text:style-name="T73_1"><text:a xlink:type="simple" xlink:href="#h.dddewycuq3w7"><text:span text:style-name="T73_2">1.1<text:s/></text:span></text:a></text:span><text:span text:style-name="T73_3"><text:a xlink:type="simple" xlink:href="#h.dddewycuq3w7"><text:span text:style-name="T73_4">Informações</text:span></text:a></text:span><text:span text:style-name="T73_5"><text:a xlink:type="simple" xlink:href="#h.dddewycuq3w7"><text:span text:style-name="T73_6"><text:s/></text:span></text:a></text:span><text:span text:style-name="T73_7"><text:a xlink:type="simple" xlink:href="#h.dddewycuq3w7"><text:span text:style-name="T73_8">sobre</text:span></text:a></text:span><text:span text:style-name="T73_9"><text:a xlink:type="simple" xlink:href="#h.dddewycuq3w7"><text:span text:style-name="T73_10"><text:s/></text:span></text:a></text:span><text:span text:style-name="T73_11"><text:a xlink:type="simple" xlink:href="#h.dddewycuq3w7"><text:span text:style-name="T73_12">os</text:span></text:a></text:span><text:span text:style-name="T73_13"><text:a xlink:type="simple" xlink:href="#h.dddewycuq3w7"><text:span text:style-name="T73_14"><text:s/></text:span></text:a></text:span><text:span text:style-name="T73_15"><text:a xlink:type="simple" xlink:href="#h.dddewycuq3w7"><text:span text:style-name="T73_16">itens</text:span></text:a></text:span><text:span text:style-name="T73_17"><text:a xlink:type="simple" xlink:href="#h.dddewycuq3w7"><text:span text:style-name="T73_18"><text:s/></text:span></text:a></text:span><text:span text:style-name="T73_19"><text:a xlink:type="simple" xlink:href="#h.dddewycuq3w7"><text:span text:style-name="T73_20">de</text:span></text:a></text:span><text:span text:style-name="T73_21"><text:a xlink:type="simple" xlink:href="#h.dddewycuq3w7"><text:span text:style-name="T73_22"><text:s/></text:span></text:a></text:span><text:span text:style-name="T73_23"><text:a xlink:type="simple" xlink:href="#h.dddewycuq3w7"><text:span text:style-name="T73_24">configuração</text:span></text:a></text:span></text:p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h text:style-name="P87" text:outline-level="10"><text:bookmark-start text:name="h.1ivwdad8jrrr"/><text:bookmark-end text:name="h.1ivwdad8jrrr"/></text:h>
      <text:h text:style-name="P88" text:outline-level="10"><text:bookmark-start text:name="h.w11phfgb0ge"/><text:bookmark-end text:name="h.w11phfgb0ge"/></text:h>
      <text:h text:style-name="P89" text:outline-level="10"><text:bookmark-start text:name="h.7txm5ssjyzha"/><text:bookmark-end text:name="h.7txm5ssjyzha"/></text:h>
      <text:h text:style-name="P90" text:outline-level="10"><text:bookmark-start text:name="h.5pim2e51tlju"/><text:bookmark-end text:name="h.5pim2e51tlju"/></text:h>
      <text:h text:style-name="P91" text:outline-level="10"><text:bookmark-start text:name="h.bgwq1bwa80ku"/><text:bookmark-end text:name="h.bgwq1bwa80ku"/></text:h>
      <text:h text:style-name="P92" text:outline-level="10"><text:bookmark-start text:name="h.e2egm547ppzt"/><text:bookmark-end text:name="h.e2egm547ppzt"/></text:h>
      <text:h text:style-name="P93" text:outline-level="10"><text:bookmark-start text:name="h.dike8wcq5oq7"/><text:bookmark-end text:name="h.dike8wcq5oq7"/></text:h>
      <text:h text:style-name="P94" text:outline-level="10"><text:bookmark-start text:name="h.vh4zviez24o"/><text:bookmark-end text:name="h.vh4zviez24o"/></text:h>
      <text:h text:style-name="P95" text:outline-level="10"><text:bookmark-start text:name="h.5yxyz3e4qsu2"/><text:bookmark-end text:name="h.5yxyz3e4qsu2"/><text:span text:style-name="T95_1">1<text:s/></text:span><text:span text:style-name="T95_2">Relatório</text:span><text:span text:style-name="T95_3"><text:s/></text:span><text:span text:style-name="T95_4">de</text:span><text:span text:style-name="T95_5"><text:s/></text:span><text:span text:style-name="T95_6">Estabelecimento</text:span><text:span text:style-name="T95_7"><text:s/></text:span><text:span text:style-name="T95_8">de</text:span><text:span text:style-name="T95_9"><text:s/></text:span><text:span text:style-name="T95_10">Baseline</text:span></text:h>
      <table:table table:style-name="Table2">
        <table:table-column table:style-name="Column5"/>
        <table:table-column table:style-name="Column6"/>
        <table:table-row table:style-name="Row5">
          <table:table-cell table:style-name="Cell17">
            <text:p text:style-name="P96"><text:span text:style-name="T96_1">Nome</text:span><text:span text:style-name="T96_2"><text:s/></text:span><text:span text:style-name="T96_3">do</text:span><text:span text:style-name="T96_4"><text:s/></text:span><text:span text:style-name="T96_5">Projeto</text:span><text:span text:style-name="T96_6">:</text:span></text:p>
          </table:table-cell>
          <table:table-cell table:style-name="Cell18">
            <text:p text:style-name="P97"><text:span text:style-name="T97_1">SGB</text:span><text:span text:style-name="T97_2"><text:s/>–<text:s/></text:span><text:span text:style-name="T97_3">Sistema</text:span><text:span text:style-name="T97_4"><text:s/></text:span><text:span text:style-name="T97_5">de</text:span><text:span text:style-name="T97_6"><text:s/></text:span><text:span text:style-name="T97_7">Gestão</text:span><text:span text:style-name="T97_8"><text:s/></text:span><text:span text:style-name="T97_9">Bibliográfica</text:span></text:p>
          </table:table-cell>
        </table:table-row>
        <table:table-row table:style-name="Row6">
          <table:table-cell table:style-name="Cell19">
            <text:p text:style-name="P98"><text:span text:style-name="T98_1">Identificador</text:span><text:span text:style-name="T98_2"><text:s/></text:span><text:span text:style-name="T98_3">da</text:span><text:span text:style-name="T98_4"><text:s/></text:span><text:span text:style-name="T98_5">Baseline</text:span><text:span text:style-name="T98_6">:</text:span></text:p>
          </table:table-cell>
          <table:table-cell table:style-name="Cell20">
            <text:p text:style-name="P99"><text:span text:style-name="T99_1">Baseline</text:span><text:span text:style-name="T99_2"><text:s/>0.7</text:span></text:p>
          </table:table-cell>
        </table:table-row>
        <table:table-row table:style-name="Row7">
          <table:table-cell table:style-name="Cell21">
            <text:p text:style-name="P100"><text:span text:style-name="T100_1">Responsável</text:span></text:p>
          </table:table-cell>
          <table:table-cell table:style-name="Cell22">
            <text:p text:style-name="P101"><text:span text:style-name="T101_1">Bruno</text:span><text:span text:style-name="T101_2"><text:s/></text:span><text:span text:style-name="T101_3">Pereira</text:span><text:span text:style-name="T101_4"><text:s/></text:span><text:span text:style-name="T101_5">Maia</text:span></text:p>
          </table:table-cell>
        </table:table-row>
        <table:table-row table:style-name="Row8">
          <table:table-cell table:style-name="Cell23">
            <text:p text:style-name="P102"><text:span text:style-name="T102_1">Data</text:span></text:p>
          </table:table-cell>
          <table:table-cell table:style-name="Cell24">
            <text:p text:style-name="P103"><text:span text:style-name="T103_1">05/02/2013</text:span></text:p>
          </table:table-cell>
        </table:table-row>
      </table:table>
      <text:h text:style-name="P104" text:outline-level="10"><text:bookmark-start text:name="h.660aqotrte3h"/><text:bookmark-end text:name="h.660aqotrte3h"/></text:h>
      <text:h text:style-name="P105" text:outline-level="10"><text:bookmark-start text:name="h.dddewycuq3w7"/><text:bookmark-end text:name="h.dddewycuq3w7"/><text:span text:style-name="T105_1">1.1<text:s/></text:span><text:span text:style-name="T105_2">Informações</text:span><text:span text:style-name="T105_3"><text:s/></text:span><text:span text:style-name="T105_4">sobre</text:span><text:span text:style-name="T105_5"><text:s/></text:span><text:span text:style-name="T105_6">os</text:span><text:span text:style-name="T105_7"><text:s/></text:span><text:span text:style-name="T105_8">itens</text:span><text:span text:style-name="T105_9"><text:s/></text:span><text:span text:style-name="T105_10">de</text:span><text:span text:style-name="T105_11"><text:s/></text:span><text:span text:style-name="T105_12">configuração</text:span></text:h>
      <table:table table:style-name="Table3">
        <table:table-column table:style-name="Column7"/>
        <table:table-column table:style-name="Column8"/>
        <table:table-column table:style-name="Column9"/>
        <table:table-row table:style-name="Row9">
          <table:table-cell table:style-name="Cell25">
            <text:p text:style-name="P106"><text:span text:style-name="T106_1">Item</text:span><text:span text:style-name="T106_2"><text:s/></text:span><text:span text:style-name="T106_3">de</text:span><text:span text:style-name="T106_4"><text:s/></text:span><text:span text:style-name="T106_5">Configuração</text:span></text:p>
          </table:table-cell>
          <table:table-cell table:style-name="Cell26">
            <text:p text:style-name="P107"><text:span text:style-name="T107_1">Características</text:span><text:span text:style-name="T107_2"><text:s/></text:span><text:span text:style-name="T107_3">Físicas</text:span><text:span text:style-name="T107_4"><text:s/></text:span><text:span text:style-name="T107_5">e</text:span><text:span text:style-name="T107_6"><text:s/></text:span><text:span text:style-name="T107_7">Funcionais</text:span></text:p>
          </table:table-cell>
          <table:table-cell table:style-name="Cell27">
            <text:p text:style-name="P108"><text:span text:style-name="T108_1">Controle</text:span><text:span text:style-name="T108_2"><text:s/></text:span><text:span text:style-name="T108_3">de</text:span><text:span text:style-name="T108_4"><text:s/></text:span><text:span text:style-name="T108_5">Acesso</text:span></text:p>
          </table:table-cell>
        </table:table-row>
      </table:table>
      <text:h text:style-name="P109" text:outline-level="10"><text:bookmark-start text:name="h.hzx0s269rnnc"/><text:bookmark-end text:name="h.hzx0s269rnnc"/></text:h>
      <table:table table:style-name="Table4">
        <table:table-column table:style-name="Column10"/>
        <table:table-column table:style-name="Column11"/>
        <table:table-column table:style-name="Column12"/>
        <table:table-column table:style-name="Column13"/>
        <table:table-row table:style-name="Row10">
          <table:table-cell table:style-name="Cell28">
            <text:p text:style-name="P110"/>
          </table:table-cell>
          <table:table-cell table:style-name="Cell29">
            <text:p text:style-name="P111"/>
          </table:table-cell>
          <table:table-cell table:style-name="Cell30">
            <text:p text:style-name="P112"><text:span text:style-name="T112_1">Colaborador</text:span><text:span text:style-name="T112_2">/</text:span><text:span text:style-name="T112_3">Papel</text:span></text:p>
          </table:table-cell>
          <table:table-cell table:style-name="Cell31">
            <text:p text:style-name="P113"><text:span text:style-name="T113_1">Tipo</text:span><text:span text:style-name="T113_2"><text:s/></text:span><text:span text:style-name="T113_3">de</text:span><text:span text:style-name="T113_4"><text:s/></text:span><text:span text:style-name="T113_5">Acesso</text:span></text:p>
          </table:table-cell>
        </table:table-row>
        <table:table-row table:style-name="Row11">
          <table:table-cell table:style-name="Cell32">
            <text:p text:style-name="P114"><text:span text:style-name="T114_1">&lt;</text:span><text:span text:style-name="T114_2">Preencher</text:span><text:span text:style-name="T114_3"><text:s/></text:span><text:span text:style-name="T114_4">com</text:span><text:span text:style-name="T114_5"><text:s/></text:span><text:span text:style-name="T114_6">o</text:span><text:span text:style-name="T114_7"><text:s/></text:span><text:span text:style-name="T114_8">Identificador</text:span><text:span text:style-name="T114_9"><text:s/></text:span><text:span text:style-name="T114_10">do</text:span><text:span text:style-name="T114_11"><text:s/></text:span><text:span text:style-name="T114_12">item</text:span><text:span text:style-name="T114_13"><text:s/></text:span><text:span text:style-name="T114_14">de</text:span><text:span text:style-name="T114_15"><text:s/></text:span><text:span text:style-name="T114_16">configuração</text:span><text:span text:style-name="T114_17">&gt;</text:span></text:p>
          </table:table-cell>
          <table:table-cell table:style-name="Cell33">
            <text:p text:style-name="P115"><text:span text:style-name="T115_1">&lt;</text:span><text:span text:style-name="T115_2">Preencher</text:span><text:span text:style-name="T115_3"><text:s/></text:span><text:span text:style-name="T115_4">com</text:span><text:span text:style-name="T115_5"><text:s/></text:span><text:span text:style-name="T115_6">as</text:span><text:span text:style-name="T115_7"><text:s/></text:span><text:span text:style-name="T115_8">características</text:span><text:span text:style-name="T115_9"><text:s/></text:span><text:span text:style-name="T115_10">físicas</text:span><text:span text:style-name="T115_11"><text:s/></text:span><text:span text:style-name="T115_12">do</text:span><text:span text:style-name="T115_13"><text:s/></text:span><text:span text:style-name="T115_14">item</text:span><text:span text:style-name="T115_15"><text:s/></text:span><text:span text:style-name="T115_16">de</text:span><text:span text:style-name="T115_17"><text:s/></text:span><text:span text:style-name="T115_18">configuração</text:span><text:span text:style-name="T115_19">&gt;</text:span></text:p>
          </table:table-cell>
          <table:table-cell table:style-name="Cell34">
            <text:p text:style-name="P116"><text:span text:style-name="T116_1">&lt;</text:span><text:span text:style-name="T116_2">Preencher</text:span><text:span text:style-name="T116_3"><text:s/></text:span><text:span text:style-name="T116_4">com</text:span><text:span text:style-name="T116_5"><text:s/></text:span><text:span text:style-name="T116_6">o</text:span><text:span text:style-name="T116_7"><text:s/></text:span><text:span text:style-name="T116_8">nome</text:span><text:span text:style-name="T116_9"><text:s/></text:span><text:span text:style-name="T116_10">e</text:span><text:span text:style-name="T116_11">/</text:span><text:span text:style-name="T116_12">ou</text:span><text:span text:style-name="T116_13"><text:s/></text:span><text:span text:style-name="T116_14">papel</text:span><text:span text:style-name="T116_15"><text:s/></text:span><text:span text:style-name="T116_16">do</text:span><text:span text:style-name="T116_17"><text:s/></text:span><text:span text:style-name="T116_18">colaboradorresponsável</text:span><text:span text:style-name="T116_19"><text:s/></text:span><text:span text:style-name="T116_20">pelo</text:span><text:span text:style-name="T116_21"><text:s/></text:span><text:span text:style-name="T116_22">item</text:span><text:span text:style-name="T116_23">.&gt;</text:span></text:p>
          </table:table-cell>
          <table:table-cell table:style-name="Cell35">
            <text:p text:style-name="P117"><text:span text:style-name="T117_1">&lt;</text:span><text:span text:style-name="T117_2">Qual</text:span><text:span text:style-name="T117_3"><text:s/></text:span><text:span text:style-name="T117_4">o</text:span><text:span text:style-name="T117_5"><text:s/></text:span><text:span text:style-name="T117_6">acesso</text:span><text:span text:style-name="T117_7"><text:s/></text:span><text:span text:style-name="T117_8">ao</text:span><text:span text:style-name="T117_9"><text:s/></text:span><text:span text:style-name="T117_10">item</text:span><text:span text:style-name="T117_11"><text:s/></text:span><text:span text:style-name="T117_12">de</text:span><text:span text:style-name="T117_13"><text:s/></text:span><text:span text:style-name="T117_14">configuração</text:span><text:span text:style-name="T117_15">&gt;</text:span></text:p>
          </table:table-cell>
        </table:table-row>
      </table:table>
      <text:p text:style-name="P11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7%" fo:margin-top="0.423cm" fo:margin-bottom="0cm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07%" fo:margin-top="0.282cm" fo:margin-bottom="0cm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>
      <style:paragraph-properties fo:break-before="auto" fo:line-height="107%" fo:margin-top="0.282cm" fo:margin-bottom="0cm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07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7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7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7%" fo:margin-top="0.423cm" fo:margin-bottom="0.106cm" style:writing-mode="lr-tb"/>
      <style:text-properties fo:font-size="16pt" style:font-size-asian="16pt" style:font-size-complex="1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00%" fo:margin-bottom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2" style:family="paragraph" style:parent-style-name="Standard">
      <style:paragraph-properties fo:break-before="auto" fo:line-height="100%" fo:margin-bottom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break-before="auto" fo:line-height="107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P4" style:family="paragraph" style:parent-style-name="Standard">
      <style:paragraph-properties fo:break-before="auto" fo:line-height="100%" fo:margin-bottom="0cm" style:writing-mode="lr-tb"/>
    </style:style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draw:frame svg:x="14.316cm" svg:y="0.185cm" svg:width="2.514cm" svg:height="1.741cm" draw:style-name="FR1" text:anchor-type="char" draw:z-index="0"><draw:image xlink:href="Pictures/image2.png" xlink:type="simple" xlink:show="embed" xlink:actuate="onLoad"/></draw:frame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SGB</text:span><text:span text:style-name="T3_2">_</text:span><text:span text:style-name="T3_3">REBASE</text:span><text:span text:style-name="T3_4">_</text:span><text:span text:style-name="T3_5">RelatorioDeEstabelecimentoDeBaseline</text:span><text:span text:style-name="T3_6">0.7<text:s/></text:span><text:span text:style-name="T3_7">Versão</text:span><text:span text:style-name="T3_8"><text:s/></text:span><text:span text:style-name="T3_9">1.0</text:span></text:p>
        <text:p text:style-name="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